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Mock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questResponseBodyMethodProcessorMock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ean.Simple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MockTests.resolveArgumentCannot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ResponseBodyMethodProcessorMock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ResponseBodyMethodProcessorMockTests.resolveArgumen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MockTests.handleReturnValueNotAccep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ResponseBodyMethodProcessorMockTests.handle4( @ RequestBody Optional &lt; String &gt;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ResponseBodyMethodProcessorMockTests.handle2( @ Valid @ RequestBody SimpleB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ResponseBodyMethodProcessorMockTests.handleReturnValueNotAcceptableProdu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ResponseBodyMethodProcessorMockTests.resolveArgumentNotRequiredWith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ResponseBodyMethodProcessorMockTests.resolveArgumentNotRequired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ResponseBodyMethodProcessorMockTests.resolveArgumentNo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ResponseBodyMethodProcessorMockTests.resolveArgumentOptionalNoContentNo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ResponseBodyMethodProcessorMockTests.testResolveArgumentWithValidation( SimpleBean simple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ingBinderFactory.createBinder( NativeWebRequest webRequest ,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ResponseBodyMethodProcessorMock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ResponseBodyMethodProcessorMockTests.handle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MockTests.handle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MockTests.resolveArgumentOptional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ResponseBodyMethodProcessorMockTests.resolveArgumentNotGetRequ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ResponseBodyMethodProcessorMockTests.resolveArgumentNo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ResponseBodyMethodProcessorMockTests.resolveArgumentOptionalWith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ResponseBodyMethodProcessorMockTests.handleReturnTypeResourceBy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ResponseBodyMethodProcessorMockTests.resolveArgumentNotRequiredNoContentNo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ResponseBodyMethodProcessorMockTests.handleReturnValueProdu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ResponseBodyMethodProcessorMockTests.handle1( @ RequestBody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MockTests.handle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ResponseBodyMethodProcessorMockTests.handle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MethodProcessorMockTests.handleReturnValueMediaTyp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ResponseBodyMethodProcessorMockTests.resolveArgumentRequired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ResponseBodyMethodProcessorMockTests.resolveArgumentInvalid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ResponseBodyMethodProcessorMockTests.handleReturnTypeResourceIllegalBy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ResponseBodyMethodProcessorMockTests.handleReturnTyp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ResponseBodyMethodProcessorMockTests.handle3( @ RequestBody ( required = false )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